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227cm" fo:min-width="12.25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0.227cm" fo:min-width="12.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2.055cm" fo:min-width="15.1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83cm" fo:min-width="5.4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338cm" fo:min-width="2.993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338cm" fo:min-width="4.263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338cm" fo:min-width="2.04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338cm" fo:min-width="3.31cm"/>
      <style:paragraph-properties style:writing-mode="lr-tb"/>
    </style:style>
    <style:style style:name="gr1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4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02cm" fo:min-width="1.405cm"/>
      <style:paragraph-properties style:writing-mode="lr-tb"/>
    </style:style>
    <style:style style:name="gr1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21" style:family="graphic" style:parent-style-name="standard">
      <style:graphic-properties draw:fill-color="#00ff00" draw:textarea-horizontal-align="justify" draw:textarea-vertical-align="middle" draw:auto-grow-height="false" fo:min-height="0.385cm" fo:min-width="0.135cm"/>
      <style:paragraph-properties style:writing-mode="lr-tb"/>
    </style:style>
    <style:style style:name="gr22" style:family="graphic" style:parent-style-name="standard">
      <style:graphic-properties draw:fill-color="#00ff00" draw:textarea-horizontal-align="justify" draw:textarea-vertical-align="middle" draw:auto-grow-height="false" fo:min-height="0.385cm" fo:min-width="0.77cm"/>
      <style:paragraph-properties style:writing-mode="lr-tb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 fo:min-height="0.068cm" fo:min-width="0.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6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0.45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145cm" fo:min-width="1.08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.02cm" fo:min-width="0.453cm"/>
      <style:paragraph-properties style:writing-mode="lr-tb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.02cm" fo:min-width="0.77cm"/>
      <style:paragraph-properties style:writing-mode="lr-tb"/>
    </style:style>
    <style:style style:name="gr30" style:family="graphic" style:parent-style-name="standard">
      <style:graphic-properties draw:fill-color="#00ffff" draw:textarea-horizontal-align="justify" draw:textarea-vertical-align="middle" draw:auto-grow-height="false" fo:min-height="0.068cm" fo:min-width="0.453cm"/>
      <style:paragraph-properties style:writing-mode="lr-tb"/>
    </style:style>
    <style:style style:name="gr31" style:family="graphic" style:parent-style-name="objectwithoutfill">
      <style:graphic-properties draw:stroke="solid" svg:stroke-width="0.018cm" draw:marker-start-width="0.227cm" draw:marker-end="Arrowheads_20_10" draw:marker-end-width="0.327cm" draw:fill="none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marker-end="Arrowheads_20_11" draw:marker-end-width="0.3cm" draw:fill="none" draw:textarea-vertical-align="middle"/>
    </style:style>
    <style:style style:name="gr33" style:family="graphic" style:parent-style-name="objectwithoutfill">
      <style:graphic-properties draw:marker-end="Arrowheads_20_12" draw:marker-end-width="0.3cm" draw:fill="none" draw:textarea-vertical-align="middle"/>
    </style:style>
    <style:style style:name="gr34" style:family="graphic" style:parent-style-name="objectwithoutfill">
      <style:graphic-properties draw:marker-end="Arrowheads_20_13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806cm"/>
      <style:paragraph-properties style:writing-mode="lr-tb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068cm" fo:min-width="0.453cm"/>
      <style:paragraph-properties style:writing-mode="lr-tb"/>
    </style:style>
    <style:style style:name="gr37" style:family="graphic" style:parent-style-name="standard">
      <style:graphic-properties draw:fill="none" draw:fill-color="#ffff00" draw:textarea-horizontal-align="justify" draw:textarea-vertical-align="middle" draw:auto-grow-height="false" fo:min-height="1.337cm" fo:min-width="0.771cm"/>
      <style:paragraph-properties style:writing-mode="lr-tb"/>
    </style:style>
    <style:style style:name="gr38" style:family="graphic" style:parent-style-name="objectwithoutfill">
      <style:graphic-properties draw:marker-end="Arrowheads_20_14" draw:marker-end-width="0.3cm" draw:fill="none" draw:textarea-vertical-align="middle"/>
    </style:style>
    <style:style style:name="gr39" style:family="graphic" style:parent-style-name="objectwithoutfill">
      <style:graphic-properties draw:marker-end="Arrowheads_20_15" draw:marker-end-width="0.3cm" draw:fill="none" draw:textarea-vertical-align="middle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0.385cm" fo:min-width="0.77cm"/>
      <style:paragraph-properties style:writing-mode="lr-tb"/>
    </style:style>
    <style:style style:name="gr41" style:family="graphic" style:parent-style-name="standard">
      <style:graphic-properties draw:fill-color="#00ffff" draw:textarea-horizontal-align="justify" draw:textarea-vertical-align="middle" draw:auto-grow-height="false" fo:min-height="0.385cm" fo:min-width="0.7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77cm"/>
      <style:paragraph-properties style:writing-mode="lr-tb"/>
    </style:style>
    <style:style style:name="gr43" style:family="graphic" style:parent-style-name="standard">
      <style:graphic-properties draw:fill-color="#ff81c0" draw:textarea-horizontal-align="justify" draw:textarea-vertical-align="middle" draw:auto-grow-height="false" fo:min-height="1.02cm" fo:min-width="3.62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0.832cm"/>
      <style:paragraph-properties style:writing-mode="lr-tb"/>
    </style:style>
    <style:style style:name="gr45" style:family="graphic" style:parent-style-name="standard">
      <style:graphic-properties draw:fill-color="#ff81c0" draw:textarea-horizontal-align="justify" draw:textarea-vertical-align="middle" draw:auto-grow-height="false" fo:min-height="0.385cm" fo:min-width="0.453cm"/>
      <style:paragraph-properties style:writing-mode="lr-tb"/>
    </style:style>
    <style:style style:name="gr46" style:family="graphic" style:parent-style-name="standard">
      <style:graphic-properties draw:fill-color="#ff81c0" draw:textarea-horizontal-align="justify" draw:textarea-vertical-align="middle" draw:auto-grow-height="false" fo:min-height="0.068cm" fo:min-width="0.4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183cm"/>
      <style:paragraph-properties style:writing-mode="lr-tb"/>
    </style:style>
    <style:style style:name="gr48" style:family="graphic" style:parent-style-name="standard">
      <style:graphic-properties draw:fill-color="#ff81c0" draw:textarea-horizontal-align="justify" draw:textarea-vertical-align="middle" draw:auto-grow-height="false" fo:min-height="1.02cm" fo:min-width="2.0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2.08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505cm"/>
      <style:paragraph-properties style:writing-mode="lr-tb"/>
    </style:style>
    <style:style style:name="gr51" style:family="graphic" style:parent-style-name="objectwithoutfill">
      <style:graphic-properties draw:marker-end="Arrowheads_20_18" draw:marker-end-width="0.3cm" draw:fill="none" draw:textarea-vertical-align="middle"/>
    </style:style>
    <style:style style:name="gr52" style:family="graphic" style:parent-style-name="objectwithoutfill">
      <style:graphic-properties draw:marker-end="Arrowheads_20_19" draw:marker-end-width="0.3cm" draw:fill="none" draw:textarea-vertical-align="middle"/>
    </style:style>
    <style:style style:name="gr53" style:family="graphic" style:parent-style-name="objectwithoutfill">
      <style:graphic-properties draw:marker-end="Arrowheads_20_20" draw:marker-end-width="0.3cm" draw:fill="none" draw:textarea-vertical-align="middle"/>
    </style:style>
    <style:style style:name="gr54" style:family="graphic" style:parent-style-name="standard">
      <style:graphic-properties draw:fill-color="#00ffff" draw:textarea-horizontal-align="justify" draw:textarea-vertical-align="middle" draw:auto-grow-height="false" fo:min-height="0.385cm" fo:min-width="0.453cm"/>
      <style:paragraph-properties style:writing-mode="lr-tb"/>
    </style:style>
    <style:style style:name="gr55" style:family="graphic" style:parent-style-name="standard">
      <style:graphic-properties draw:fill-color="#00ffff" draw:textarea-horizontal-align="justify" draw:textarea-vertical-align="middle" draw:auto-grow-height="false" fo:min-height="0.385cm" fo:min-width="2.675cm"/>
      <style:paragraph-properties style:writing-mode="lr-tb"/>
    </style:style>
    <style:style style:name="gr56" style:family="graphic" style:parent-style-name="standard">
      <style:graphic-properties draw:marker-start="Arrowheads_20_21" draw:marker-start-width="0.3cm" draw:marker-end="Arrowheads_20_22" draw:marker-end-width="0.3cm" draw:textarea-vertical-align="middle"/>
    </style:style>
    <style:style style:name="gr57" style:family="graphic" style:parent-style-name="standard">
      <style:graphic-properties draw:marker-start="Arrowheads_20_23" draw:marker-start-width="0.3cm" draw:marker-end="Arrowheads_20_24" draw:marker-end-width="0.3cm" draw:textarea-vertical-align="middle"/>
    </style:style>
    <style:style style:name="gr58" style:family="graphic" style:parent-style-name="standard">
      <style:graphic-properties draw:marker-start="Arrowheads_20_25" draw:marker-start-width="0.3cm" draw:marker-end="Arrowheads_20_26" draw:marker-end-width="0.3cm" draw:textarea-vertical-align="middle"/>
    </style:style>
    <style:style style:name="gr59" style:family="graphic" style:parent-style-name="standard">
      <style:graphic-properties draw:marker-start="Arrowheads_20_27" draw:marker-start-width="0.3cm" draw:textarea-vertical-align="middle"/>
    </style:style>
    <style:style style:name="gr60" style:family="graphic" style:parent-style-name="standard">
      <style:graphic-properties draw:marker-start="Arrowheads_20_28" draw:marker-start-width="0.3cm" draw:textarea-vertical-align="middle"/>
    </style:style>
    <style:style style:name="gr61" style:family="graphic" style:parent-style-name="standard">
      <style:graphic-properties draw:marker-start="Arrowheads_20_29" draw:marker-start-width="0.3cm" draw:textarea-vertical-align="middle"/>
    </style:style>
    <style:style style:name="gr62" style:family="graphic" style:parent-style-name="standard">
      <style:graphic-properties draw:marker-start="Arrowheads_20_30" draw:marker-start-width="0.3cm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04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91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94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21cm"/>
      <style:paragraph-properties style:writing-mode="lr-tb"/>
    </style:style>
    <style:style style:name="gr67" style:family="graphic" style:parent-style-name="standard">
      <style:graphic-properties draw:marker-start="Arrowheads_20_31" draw:marker-start-width="0.3cm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88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7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1.088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068cm" fo:min-width="1.088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067cm" fo:min-width="1.088cm"/>
      <style:paragraph-properties style:writing-mode="lr-tb"/>
    </style:style>
    <style:style style:name="gr73" style:family="graphic" style:parent-style-name="objectwithoutfill">
      <style:graphic-properties draw:marker-end="Arrowheads_20_32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8pt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style:paragraph-properties fo:text-align="center" style:writing-mode="lr-tb"/>
      <style:text-properties fo:font-size="8pt"/>
    </style:style>
    <style:style style:name="P4" style:family="paragraph">
      <loext:graphic-properties draw:fill="none"/>
      <style:paragraph-properties fo:text-align="center" style:writing-mode="lr-tb"/>
      <style:text-properties fo:font-size="8pt"/>
    </style:style>
    <style:style style:name="P5" style:family="paragraph">
      <style:paragraph-properties fo:text-align="center" style:writing-mode="lr-tb"/>
      <style:text-properties fo:font-size="8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8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6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1" style:family="paragraph">
      <style:paragraph-properties fo:text-align="center" style:writing-mode="lr-tb"/>
      <style:text-properties fo:font-size="4pt" style:font-size-asian="4pt" style:font-size-complex="4pt"/>
    </style:style>
    <style:style style:name="P12" style:family="paragraph">
      <loext:graphic-properties draw:fill-color="#00ff00"/>
      <style:paragraph-properties fo:text-align="center" style:writing-mode="lr-tb"/>
      <style:text-properties fo:font-size="4pt" style:font-size-asian="4pt" style:font-size-complex="4pt"/>
    </style:style>
    <style:style style:name="P13" style:family="paragraph">
      <style:paragraph-properties fo:text-align="center" style:writing-mode="lr-tb"/>
      <style:text-properties fo:font-size="4pt"/>
    </style:style>
    <style:style style:name="P14" style:family="paragraph">
      <loext:graphic-properties draw:fill-color="#00ff00"/>
      <style:paragraph-properties fo:text-align="center" style:writing-mode="lr-tb"/>
      <style:text-properties fo:font-size="4pt"/>
    </style:style>
    <style:style style:name="P1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16" style:family="paragraph">
      <loext:graphic-properties draw:fill-color="#ffff00"/>
      <style:paragraph-properties fo:text-align="center" style:writing-mode="lr-tb"/>
      <style:text-properties fo:font-size="4pt"/>
    </style:style>
    <style:style style:name="P17" style:family="paragraph">
      <loext:graphic-properties draw:fill-color="#00ffff"/>
      <style:paragraph-properties fo:text-align="center" style:writing-mode="lr-tb"/>
      <style:text-properties fo:font-size="4pt"/>
    </style:style>
    <style:style style:name="P18" style:family="paragraph">
      <loext:graphic-properties draw:fill="none" draw:fill-color="#ffff00"/>
      <style:paragraph-properties fo:text-align="center" style:writing-mode="lr-tb"/>
      <style:text-properties fo:font-size="4pt"/>
    </style:style>
    <style:style style:name="P19" style:family="paragraph">
      <loext:graphic-properties draw:fill-color="#729fcf"/>
      <style:paragraph-properties fo:text-align="center" style:writing-mode="lr-tb"/>
      <style:text-properties fo:font-size="4pt"/>
    </style:style>
    <style:style style:name="P20" style:family="paragraph">
      <loext:graphic-properties draw:fill-color="#ff81c0"/>
      <style:paragraph-properties fo:text-align="center" style:writing-mode="lr-tb"/>
      <style:text-properties fo:font-size="4pt"/>
    </style:style>
    <style:style style:name="T1" style:family="text">
      <style:text-properties fo:font-size="8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8cm" svg:height="10.477cm" svg:x="1.82cm" svg:y="2.4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1cm" svg:height="10.477cm" svg:x="14.895cm" svg:y="2.44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51cm" svg:height="0.569cm" svg:x="8.228cm" svg:y="2.442cm">
          <draw:text-box>
            <text:p><text:span text:style-name="T1">CPU CORE</text:span></text:p>
          </draw:text-box>
        </draw:frame>
        <draw:frame draw:style-name="gr4" draw:text-style-name="P2" draw:layer="layout" svg:width="1.996cm" svg:height="0.569cm" svg:x="17.394cm" svg:y="2.442cm">
          <draw:text-box>
            <text:p><text:span text:style-name="T1">CPU CORE</text:span></text:p>
          </draw:text-box>
        </draw:frame>
        <draw:custom-shape draw:style-name="gr5" draw:text-style-name="P1" draw:layer="layout" svg:width="15.616cm" svg:height="12.305cm" svg:x="0.867cm" svg:y="18.85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2.065cm" svg:height="3.095cm" svg:x="6.323cm" svg:y="19.032cm">
          <draw:text-box>
            <text:p><text:span text:style-name="T1">GPU</text:span><text:span text:style-name="T1"><text:line-break/></text:span><text:span text:style-name="T1">(Grap</text:span><text:span text:style-name="T1">hic </text:span><text:span text:style-name="T1">Proce</text:span><text:span text:style-name="T1">ssing </text:span><text:span text:style-name="T1">Unit)</text:span></text:p>
          </draw:text-box>
        </draw:frame>
        <draw:custom-shape draw:style-name="gr7" draw:text-style-name="P1" draw:layer="layout" svg:width="5.937cm" svg:height="5.08cm" svg:x="17.118cm" svg:y="22.1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684cm" svg:height="1.19cm" svg:x="17.118cm" svg:y="22.524cm">
          <draw:text-box>
            <text:p><text:span text:style-name="T1">P</text:span><text:span text:style-name="T1">P</text:span><text:span text:style-name="T1">U</text:span><text:span text:style-name="T1"><text:line-break/></text:span><text:span text:style-name="T1">(</text:span><text:span text:style-name="T1">P</text:span><text:span text:style-name="T1">i</text:span><text:span text:style-name="T1">x</text:span><text:span text:style-name="T1">e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 </text:span><text:span text:style-name="T1">U</text:span><text:span text:style-name="T1">n</text:span><text:span text:style-name="T1">it</text:span><text:span text:style-name="T1">)</text:span></text:p>
          </draw:text-box>
        </draw:frame>
        <draw:custom-shape draw:style-name="gr9" draw:text-style-name="P4" draw:layer="layout" svg:width="3.493cm" svg:height="1.588cm" svg:x="8.545cm" svg:y="15.142cm">
          <text:p text:style-name="P3"><text:span text:style-name="T1">IO 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493cm" svg:height="1.588cm" svg:x="12.673cm" svg:y="15.142cm">
          <text:p text:style-name="P3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763cm" svg:height="1.588cm" svg:x="16.8cm" svg:y="15.141cm">
          <text:p text:style-name="P3"><text:span text:style-name="T1">Drive controller</text:span><text:span text:style-name="T1"><text:line-break/></text:span><text:span text:style-name="T1">(SD / USB / SATA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1.588cm" svg:x="21.88cm" svg:y="15.141cm">
          <text:p text:style-name="P3"><text:span text:style-name="T1">Flash memory or</text:span><text:span text:style-name="T1"><text:line-break/></text:span><text:span text:style-name="T1">SD card or</text:span><text:span text:style-name="T1"><text:line-break/></text:span><text:span text:style-name="T1">Disk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63cm" svg:height="1.588cm" svg:x="6.005cm" svg:y="17.046cm">
          <text:p text:style-name="P5"><text:span text:style-name="T2">Sound Inferface – SIF</text:span><text:span text:style-name="T2"><text:line-break/></text:span><text:span text:style-name="T2">16 channels PCM/ADPCM</text:span><text:span text:style-name="T2"><text:line-break/></text:span><text:span text:style-name="T2">44KHz</text:span><text:span text:style-name="T2"><text:line-break/></text:span><text:span text:style-name="T2">Pulse Code Mod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1.085cm" svg:y="17.046cm">
          <text:p text:style-name="P5"><text:span text:style-name="T2">GIF Graphic Interf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7.118cm" svg:y="18.951cm">
          <text:p text:style-name="P5"><text:span text:style-name="T2">L2 Cache buffe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22.272cm" svg:y="16.875cm">
          <text:p text:style-name="P5"><text:span text:style-name="T2">L2 <text:s/>memory</text:span><text:span text:style-name="T2"><text:line-break/></text:span><text:span text:style-name="T2">SPM Scratchpad</text:span><text:span text:style-name="T2"><text:line-break/></text:span><text:span text:style-name="T2">512KiB</text:span><text:span text:style-name="T2"><text:line-break/></text:span><text:span text:style-name="T2">No coherence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6.165cm" svg:y1="24.984cm" svg:x2="17.435cm" svg:y2="24.984cm">
          <text:p/>
        </draw:line>
        <draw:line draw:style-name="gr14" draw:text-style-name="P7" draw:layer="layout" svg:x1="19.023cm" svg:y1="20.539cm" svg:x2="19.023cm" svg:y2="22.127cm">
          <text:p/>
        </draw:line>
        <draw:custom-shape draw:style-name="gr15" draw:text-style-name="P4" draw:layer="layout" svg:width="1.905cm" svg:height="1.27cm" svg:x="20.928cm" svg:y="22.762cm">
          <text:p text:style-name="P3"><text:span text:style-name="T1">L1 Cach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905cm" svg:height="1.27cm" svg:x="17.435cm" svg:y="24.349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848cm" svg:y1="16.729cm" svg:x2="19.023cm" svg:y2="18.952cm">
          <text:p/>
        </draw:line>
        <draw:line draw:style-name="gr17" draw:text-style-name="P7" draw:layer="layout" svg:x1="16.165cm" svg:y1="18.952cm" svg:x2="15.53cm" svg:y2="16.729cm">
          <text:p/>
        </draw:line>
        <draw:line draw:style-name="gr18" draw:text-style-name="P8" draw:layer="layout" svg:x1="12.99cm" svg:y1="18.317cm" svg:x2="13.308cm" svg:y2="19.269cm">
          <text:p/>
        </draw:line>
        <draw:line draw:style-name="gr18" draw:text-style-name="P8" draw:layer="layout" svg:x1="13.625cm" svg:y1="17.364cm" svg:x2="13.625cm" svg:y2="16.412cm">
          <text:p/>
        </draw:line>
        <draw:line draw:style-name="gr18" draw:text-style-name="P8" draw:layer="layout" svg:x1="14.578cm" svg:y1="17.682cm" svg:x2="22.272cm" svg:y2="17.827cm">
          <text:p/>
        </draw:line>
        <draw:line draw:style-name="gr19" draw:text-style-name="P8" draw:layer="layout" svg:x1="13.308cm" svg:y1="15.777cm" svg:x2="10.45cm" svg:y2="17.364cm">
          <text:p/>
        </draw:line>
        <draw:line draw:style-name="gr18" draw:text-style-name="P8" draw:layer="layout" svg:x1="10.45cm" svg:y1="16.412cm" svg:x2="10.45cm" svg:y2="19.269cm">
          <text:p/>
        </draw:line>
        <draw:custom-shape draw:style-name="gr12" draw:text-style-name="P6" draw:layer="layout" svg:width="3.81cm" svg:height="1.588cm" svg:x="12.038cm" svg:y="13.237cm">
          <text:p text:style-name="P5"><text:span text:style-name="T2">Thread SPM</text:span><text:span text:style-name="T2"><text:line-break/></text:span><text:span text:style-name="T2">8Ki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1.588cm" svg:x="8.228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8.564cm" svg:y="3.077cm">
          <draw:text-box>
            <text:p><text:span text:style-name="T3">L1 </text:span><text:span text:style-name="T3">Memory</text:span></text:p>
          </draw:text-box>
        </draw:frame>
        <draw:custom-shape draw:style-name="gr21" draw:text-style-name="P12" draw:layer="layout" svg:width="0.635cm" svg:height="0.635cm" svg:x="8.546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9.498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8.863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9.498cm" svg:y1="4.664cm" svg:x2="9.498cm" svg:y2="4.982cm">
          <text:p/>
        </draw:line>
        <draw:line draw:style-name="gr18" draw:text-style-name="P8" draw:layer="layout" svg:x1="10.133cm" svg:y1="4.664cm" svg:x2="10.451cm" svg:y2="4.347cm">
          <text:p/>
        </draw:line>
        <draw:line draw:style-name="gr18" draw:text-style-name="P8" draw:layer="layout" svg:x1="10.133cm" svg:y1="3.712cm" svg:x2="10.525cm" svg:y2="3.222cm">
          <text:p/>
        </draw:line>
        <draw:frame draw:style-name="gr24" draw:text-style-name="P15" draw:layer="layout" svg:width="1.175cm" svg:height="0.408cm" svg:x="10.207cm" svg:y="3.132cm">
          <draw:text-box>
            <text:p><text:span text:style-name="T4">Write Emul</text:span></text:p>
          </draw:text-box>
        </draw:frame>
        <draw:custom-shape draw:style-name="gr25" draw:text-style-name="P13" draw:layer="layout" svg:width="0.953cm" svg:height="0.635cm" svg:x="9.815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228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588cm" svg:height="2.395cm" svg:x="12.99cm" svg:y="3.857cm">
          <text:p text:style-name="P13"><text:span text:style-name="T5">Branch Unit</text:span><text:span text:style-name="T5"><text:line-break/></text:span><text:span text:style-name="T5">(BRU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0.71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9.758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1.662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805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6.9cm" svg:y="6.397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5.948cm" svg:y="6.397cm">
          <text:p text:style-name="P13"><text:span text:style-name="T5">Decode CMP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7.853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4.995cm" svg:y="6.397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3.726cm" svg:y="6.397cm">
          <text:p text:style-name="P13"><text:span text:style-name="T5">Decode FPU-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2.456cm" svg:y="6.397cm">
          <text:p text:style-name="P13"><text:span text:style-name="T5">Decode 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9.758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1.662cm" svg:y="7.35cm">
          <text:p text:style-name="P13"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6.9cm" svg:y="7.3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5.948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7.853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4.995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3.726cm" svg:y="7.35cm">
          <text:p text:style-name="P13"><text:span text:style-name="T5">FPU-D</text:span></text:p>
          <text:p text:style-name="P13"><text:span text:style-name="T5">Floating point unit</text:span><text:span text:style-name="T5"><text:line-break/></text:span><text:span text:style-name="T5">double 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2.456cm" svg:y="7.35cm">
          <text:p text:style-name="P13"><text:span text:style-name="T5">VFPU</text:span><text:span text:style-name="T5"><text:line-break/></text:span><text:span text:style-name="T5">Vector Floating</text:span><text:span text:style-name="T5"><text:line-break/></text:span><text:span text:style-name="T5">Point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8.806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0.71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53cm" svg:height="0.318cm" svg:x="10.709cm" svg:y="8.937cm">
          <text:p text:style-name="P13"><text:span text:style-name="T5">P Q register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1.98cm" svg:y1="8.62cm" svg:x2="11.662cm" svg:y2="8.937cm">
          <text:p/>
        </draw:line>
        <draw:line draw:style-name="gr32" draw:text-style-name="P8" draw:layer="layout" svg:x1="11.027cm" svg:y1="8.937cm" svg:x2="11.027cm" svg:y2="8.62cm">
          <text:p/>
        </draw:line>
        <draw:line draw:style-name="gr33" draw:text-style-name="P8" draw:layer="layout" svg:x1="10.71cm" svg:y1="8.937cm" svg:x2="10.075cm" svg:y2="8.62cm">
          <text:p/>
        </draw:line>
        <draw:custom-shape draw:style-name="gr30" draw:text-style-name="P17" draw:layer="layout" svg:width="0.953cm" svg:height="0.318cm" svg:x="9.122cm" svg:y="9.572cm">
          <text:p text:style-name="P13"><text:span text:style-name="T5">Loop 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10.075cm" svg:y1="8.62cm" svg:x2="10.075cm" svg:y2="9.572cm">
          <text:p/>
        </draw:line>
        <draw:line draw:style-name="gr18" draw:text-style-name="P8" draw:layer="layout" svg:x1="13.567cm" svg:y1="6.397cm" svg:x2="13.567cm" svg:y2="6.08cm">
          <text:p/>
        </draw:line>
        <draw:frame draw:style-name="gr35" draw:text-style-name="P15" draw:layer="layout" svg:width="1.306cm" svg:height="0.408cm" svg:x="13.25cm" svg:y="6.307cm">
          <draw:text-box>
            <text:p><text:span text:style-name="T4">Loop register</text:span></text:p>
          </draw:text-box>
        </draw:frame>
        <draw:custom-shape draw:style-name="gr36" draw:text-style-name="P16" draw:layer="layout" svg:width="0.953cm" svg:height="0.318cm" svg:x="10.709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9.757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271cm" svg:height="1.587cm" svg:x="12.932cm" svg:y="7.985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2.615cm" svg:y1="7.032cm" svg:x2="13.885cm" svg:y2="7.985cm">
          <text:p/>
        </draw:line>
        <draw:line draw:style-name="gr39" draw:text-style-name="P8" draw:layer="layout" svg:x1="12.932cm" svg:y1="7.985cm" svg:x2="12.297cm" svg:y2="7.35cm">
          <text:p/>
        </draw:line>
        <draw:custom-shape draw:style-name="gr40" draw:text-style-name="P19" draw:layer="layout" svg:width="1.27cm" svg:height="0.635cm" svg:x="12.932cm" svg:y="8.302cm">
          <text:p text:style-name="P13"><text:span text:style-name="T5">Register read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1.27cm" svg:height="0.635cm" svg:x="12.932cm" svg:y="8.937cm">
          <text:p text:style-name="P13"><text:span text:style-name="T5">Register Write</text:span>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1.277cm" svg:height="0.408cm" svg:x="12.932cm" svg:y="7.985cm">
          <draw:text-box>
            <text:p><text:span text:style-name="T4">Register File</text:span></text:p>
          </draw:text-box>
        </draw:frame>
        <draw:frame draw:style-name="gr24" draw:text-style-name="P15" draw:layer="layout" svg:width="1.175cm" svg:height="0.408cm" svg:x="10.075cm" svg:y="9.572cm">
          <draw:text-box>
            <text:p><text:span text:style-name="T4">Write </text:span><text:span text:style-name="T4">Emul</text:span></text:p>
          </draw:text-box>
        </draw:frame>
        <draw:custom-shape draw:style-name="gr43" draw:text-style-name="P20" draw:layer="layout" svg:width="4.128cm" svg:height="1.27cm" svg:x="7.852cm" svg:y="10.207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1.332cm" svg:height="0.565cm" svg:x="8.265cm" svg:y="10.117cm">
          <draw:text-box>
            <text:p><text:span text:style-name="T4">Data memory</text:span></text:p>
            <text:p><text:span text:style-name="T4">(MEM)</text:span></text:p>
          </draw:text-box>
        </draw:frame>
        <draw:custom-shape draw:style-name="gr45" draw:text-style-name="P20" draw:layer="layout" svg:width="0.953cm" svg:height="0.635cm" svg:x="7.852cm" svg:y="10.842cm">
          <text:p text:style-name="P13"><text:span text:style-name="T5">ScratchPad</text:span><text:span text:style-name="T5"><text:line-break/></text:span><text:span text:style-name="T5">Memory</text:span><text:span text:style-name="T5"><text:line-break/></text:span><text:span text:style-name="T5">32Kio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8.805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W – 128B l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9.757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 – 128B l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0.953cm" svg:height="0.318cm" svg:x="9.122cm" svg:y="11.477cm">
          <text:p text:style-name="P13"><text:span text:style-name="T5">Coherence</text:span></text:p>
          <draw:enhanced-geometry svg:viewBox="0 0 21600 21600" draw:type="rectangle" draw:enhanced-path="M 0 0 L 21600 0 21600 21600 0 21600 0 0 Z N"/>
        </draw:custom-shape>
        <draw:frame draw:style-name="gr47" draw:text-style-name="P15" draw:layer="layout" svg:width="1.683cm" svg:height="0.722cm" svg:x="10.392cm" svg:y="10.277cm">
          <draw:text-box>
            <text:p><text:span text:style-name="T4">Memory </text:span><text:span text:style-name="T4">banks are</text:span><text:span text:style-name="T4"><text:line-break/></text:span><text:span text:style-name="T4">mapped at </text:span><text:span text:style-name="T4">different</text:span><text:span text:style-name="T4"><text:line-break/></text:span><text:span text:style-name="T4">addresses</text:span></text:p>
          </draw:text-box>
        </draw:frame>
        <draw:custom-shape draw:style-name="gr48" draw:text-style-name="P20" draw:layer="layout" svg:width="2.54cm" svg:height="1.27cm" svg:x="4.995cm" svg:y="10.207cm">
          <text:p/>
          <draw:enhanced-geometry svg:viewBox="0 0 21600 21600" draw:type="rectangle" draw:enhanced-path="M 0 0 L 21600 0 21600 21600 0 21600 0 0 Z N"/>
        </draw:custom-shape>
        <draw:frame draw:style-name="gr49" draw:text-style-name="P15" draw:layer="layout" svg:width="2.585cm" svg:height="0.408cm" svg:x="4.95cm" svg:y="10.207cm">
          <draw:text-box>
            <text:p><text:span text:style-name="T4">M</text:span><text:span text:style-name="T4">e</text:span><text:span text:style-name="T4">m</text:span><text:span text:style-name="T4">or</text:span><text:span text:style-name="T4">y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m</text:span><text:span text:style-name="T4">e</text:span><text:span text:style-name="T4">nt </text:span><text:span text:style-name="T4">U</text:span><text:span text:style-name="T4">nit </text:span><text:span text:style-name="T4">(</text:span><text:span text:style-name="T4">M</text:span><text:span text:style-name="T4">M</text:span><text:span text:style-name="T4">U</text:span><text:span text:style-name="T4">)</text:span></text:p>
          </draw:text-box>
        </draw:frame>
        <draw:frame draw:style-name="gr50" draw:text-style-name="P15" draw:layer="layout" svg:width="2.005cm" svg:height="0.408cm" svg:x="4.95cm" svg:y="11.069cm">
          <draw:text-box>
            <text:p><text:span text:style-name="T4">W</text:span><text:span text:style-name="T4">ith </text:span><text:span text:style-name="T4">b</text:span><text:span text:style-name="T4">ur</text:span><text:span text:style-name="T4">st </text:span><text:span text:style-name="T4">m</text:span><text:span text:style-name="T4">o</text:span><text:span text:style-name="T4">d</text:span><text:span text:style-name="T4">e </text:span><text:span text:style-name="T4">s</text:span><text:span text:style-name="T4">u</text:span><text:span text:style-name="T4">p</text:span><text:span text:style-name="T4">p</text:span><text:span text:style-name="T4">or</text:span><text:span text:style-name="T4">t</text:span></text:p>
          </draw:text-box>
        </draw:frame>
        <draw:line draw:style-name="gr51" draw:text-style-name="P8" draw:layer="layout" svg:x1="7.852cm" svg:y1="8.62cm" svg:x2="7.852cm" svg:y2="10.207cm">
          <text:p/>
        </draw:line>
        <draw:line draw:style-name="gr52" draw:text-style-name="P8" draw:layer="layout" svg:x1="8.805cm" svg:y1="8.62cm" svg:x2="8.805cm" svg:y2="10.207cm">
          <text:p/>
        </draw:line>
        <draw:line draw:style-name="gr53" draw:text-style-name="P8" draw:layer="layout" svg:x1="7.217cm" svg:y1="8.62cm" svg:x2="6.265cm" svg:y2="10.207cm">
          <text:p/>
        </draw:line>
        <draw:custom-shape draw:style-name="gr54" draw:text-style-name="P17" draw:layer="layout" svg:width="0.953cm" svg:height="0.635cm" svg:x="5.947cm" svg:y="8.62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3.175cm" svg:height="0.635cm" svg:x="2.455cm" svg:y="8.937cm">
          <text:p text:style-name="P13"><text:span text:style-name="T5">Vector Registers</text:span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3.09cm" svg:y1="8.62cm" svg:x2="3.09cm" svg:y2="8.937cm">
          <text:p/>
        </draw:line>
        <draw:line draw:style-name="gr57" draw:text-style-name="P7" draw:layer="layout" svg:x1="4.36cm" svg:y1="8.62cm" svg:x2="4.36cm" svg:y2="8.937cm">
          <text:p/>
        </draw:line>
        <draw:line draw:style-name="gr58" draw:text-style-name="P7" draw:layer="layout" svg:x1="5.312cm" svg:y1="8.62cm" svg:x2="5.312cm" svg:y2="8.937cm">
          <text:p/>
        </draw:line>
        <draw:line draw:style-name="gr18" draw:text-style-name="P8" draw:layer="layout" svg:x1="6.9cm" svg:y1="12.112cm" svg:x2="10.392cm" svg:y2="12.112cm">
          <text:p/>
        </draw:line>
        <draw:line draw:style-name="gr59" draw:text-style-name="P7" draw:layer="layout" svg:x1="10.392cm" svg:y1="11.477cm" svg:x2="10.392cm" svg:y2="12.112cm">
          <text:p/>
        </draw:line>
        <draw:line draw:style-name="gr59" draw:text-style-name="P7" draw:layer="layout" svg:x1="9.122cm" svg:y1="11.477cm" svg:x2="9.122cm" svg:y2="12.112cm">
          <text:p/>
        </draw:line>
        <draw:line draw:style-name="gr59" draw:text-style-name="P7" draw:layer="layout" svg:x1="8.487cm" svg:y1="11.477cm" svg:x2="8.487cm" svg:y2="12.112cm">
          <text:p/>
        </draw:line>
        <draw:line draw:style-name="gr59" draw:text-style-name="P7" draw:layer="layout" svg:x1="6.9cm" svg:y1="11.477cm" svg:x2="6.9cm" svg:y2="12.112cm">
          <text:p/>
        </draw:line>
        <draw:line draw:style-name="gr60" draw:text-style-name="P7" draw:layer="layout" svg:x1="11.027cm" svg:y1="11.477cm" svg:x2="11.027cm" svg:y2="14.017cm">
          <text:p/>
        </draw:line>
        <draw:line draw:style-name="gr61" draw:text-style-name="P7" draw:layer="layout" svg:x1="11.98cm" svg:y1="14.017cm" svg:x2="11.027cm" svg:y2="14.017cm">
          <text:p/>
        </draw:line>
        <draw:line draw:style-name="gr62" draw:text-style-name="P7" draw:layer="layout" svg:x1="6.627cm" svg:y1="14.017cm" svg:x2="6.627cm" svg:y2="11.477cm">
          <text:p/>
        </draw:line>
        <draw:frame draw:style-name="gr63" draw:text-style-name="P15" draw:layer="layout" svg:width="1.543cm" svg:height="0.408cm" svg:x="6.309cm" svg:y="13.927cm">
          <draw:text-box>
            <text:p><text:span text:style-name="T4">RW </text:span><text:span text:style-name="T4">to/from </text:span><text:span text:style-name="T4">RAM</text:span></text:p>
          </draw:text-box>
        </draw:frame>
        <draw:frame draw:style-name="gr64" draw:text-style-name="P15" draw:layer="layout" svg:width="1.416cm" svg:height="0.408cm" svg:x="12.615cm" svg:y="15.197cm">
          <draw:text-box>
            <text:p><text:span text:style-name="T4">RAM </text:span><text:span text:style-name="T4">controller</text:span></text:p>
          </draw:text-box>
        </draw:frame>
        <draw:line draw:style-name="gr62" draw:text-style-name="P7" draw:layer="layout" svg:x1="5.63cm" svg:y1="14.017cm" svg:x2="5.63cm" svg:y2="11.477cm">
          <text:p/>
        </draw:line>
        <draw:frame draw:style-name="gr65" draw:text-style-name="P15" draw:layer="layout" svg:width="1.442cm" svg:height="0.408cm" svg:x="4.823cm" svg:y="13.927cm">
          <draw:text-box>
            <text:p><text:span text:style-name="T4">To IO </text:span><text:span text:style-name="T4">controller</text:span></text:p>
          </draw:text-box>
        </draw:frame>
        <draw:line draw:style-name="gr62" draw:text-style-name="P7" draw:layer="layout" svg:x1="4.995cm" svg:y1="14.017cm" svg:x2="4.995cm" svg:y2="11.477cm">
          <text:p/>
        </draw:line>
        <draw:frame draw:style-name="gr66" draw:text-style-name="P15" draw:layer="layout" svg:width="0.921cm" svg:height="0.408cm" svg:x="4.36cm" svg:y="14.017cm">
          <draw:text-box>
            <text:p><text:span text:style-name="T4">To GIF</text:span></text:p>
          </draw:text-box>
        </draw:frame>
        <draw:line draw:style-name="gr67" draw:text-style-name="P7" draw:layer="layout" svg:x1="8.17cm" svg:y1="3.54cm" svg:x2="2.137cm" svg:y2="3.54cm">
          <text:p/>
        </draw:line>
        <draw:line draw:style-name="gr18" draw:text-style-name="P8" draw:layer="layout" svg:x1="2.137cm" svg:y1="3.54cm" svg:x2="2.137cm" svg:y2="11.477cm">
          <text:p/>
        </draw:line>
        <draw:line draw:style-name="gr18" draw:text-style-name="P8" draw:layer="layout" svg:x1="4.995cm" svg:y1="11.477cm" svg:x2="2.137cm" svg:y2="11.477cm">
          <text:p/>
        </draw:line>
        <draw:frame draw:style-name="gr65" draw:text-style-name="P15" draw:layer="layout" svg:width="1.442cm" svg:height="0.408cm" svg:x="4.823cm" svg:y="13.927cm">
          <draw:text-box>
            <text:p><text:span text:style-name="T4">To IO controller</text:span></text:p>
          </draw:text-box>
        </draw:frame>
        <draw:line draw:style-name="gr62" draw:text-style-name="P7" draw:layer="layout" svg:x1="5.992cm" svg:y1="14.017cm" svg:x2="5.992cm" svg:y2="11.477cm">
          <text:p/>
        </draw:line>
        <draw:frame draw:style-name="gr68" draw:text-style-name="P15" draw:layer="layout" svg:width="2.386cm" svg:height="0.408cm" svg:x="5.674cm" svg:y="14.244cm">
          <draw:text-box>
            <text:p><text:span text:style-name="T4">RW to/from </text:span><text:span text:style-name="T4">L2 shared </text:span><text:span text:style-name="T4">memory</text:span></text:p>
          </draw:text-box>
        </draw:frame>
        <draw:custom-shape draw:style-name="gr11" draw:text-style-name="P9" draw:layer="layout" svg:width="2.54cm" svg:height="1.588cm" svg:x="22.013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22.349cm" svg:y="3.077cm">
          <draw:text-box>
            <text:p><text:span text:style-name="T3">L1 </text:span><text:span text:style-name="T3">Mem</text:span><text:span text:style-name="T3">ory</text:span></text:p>
          </draw:text-box>
        </draw:frame>
        <draw:custom-shape draw:style-name="gr21" draw:text-style-name="P12" draw:layer="layout" svg:width="0.635cm" svg:height="0.635cm" svg:x="22.331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23.283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22.648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23.283cm" svg:y1="4.664cm" svg:x2="23.283cm" svg:y2="4.982cm">
          <text:p/>
        </draw:line>
        <draw:line draw:style-name="gr18" draw:text-style-name="P8" draw:layer="layout" svg:x1="23.918cm" svg:y1="4.664cm" svg:x2="24.236cm" svg:y2="4.347cm">
          <text:p/>
        </draw:line>
        <draw:line draw:style-name="gr18" draw:text-style-name="P8" draw:layer="layout" svg:x1="23.918cm" svg:y1="3.712cm" svg:x2="24.236cm" svg:y2="3.077cm">
          <text:p/>
        </draw:line>
        <draw:frame draw:style-name="gr24" draw:text-style-name="P15" draw:layer="layout" svg:width="1.175cm" svg:height="0.408cm" svg:x="24.055cm" svg:y="2.759cm">
          <draw:text-box>
            <text:p><text:span text:style-name="T4">Write Emul</text:span></text:p>
          </draw:text-box>
        </draw:frame>
        <draw:custom-shape draw:style-name="gr25" draw:text-style-name="P13" draw:layer="layout" svg:width="0.953cm" svg:height="0.635cm" svg:x="23.6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013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4.495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3.543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5.447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59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0.685cm" svg:y="6.397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9.733cm" svg:y="6.397cm">
          <text:p text:style-name="P13"><text:span text:style-name="T5">Decode CMP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1.638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8.78cm" svg:y="6.397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7.511cm" svg:y="6.397cm">
          <text:p text:style-name="P13"><text:span text:style-name="T5">Decode FPU-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6.241cm" svg:y="6.397cm">
          <text:p text:style-name="P13"><text:span text:style-name="T5">Decode 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3.543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5.447cm" svg:y="7.35cm">
          <text:p text:style-name="P13"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0.685cm" svg:y="7.3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9.733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1.638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8.78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7.511cm" svg:y="7.35cm">
          <text:p text:style-name="P13"><text:span text:style-name="T5">FPU-D</text:span></text:p>
          <text:p text:style-name="P13"><text:span text:style-name="T5">Floating point unit</text:span><text:span text:style-name="T5"><text:line-break/></text:span><text:span text:style-name="T5">double 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6.241cm" svg:y="7.35cm">
          <text:p text:style-name="P13"><text:span text:style-name="T5">VFPU</text:span><text:span text:style-name="T5"><text:line-break/></text:span><text:span text:style-name="T5">Vector Floating</text:span><text:span text:style-name="T5"><text:line-break/></text:span><text:span text:style-name="T5">Point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2.591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4.495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53cm" svg:height="0.318cm" svg:x="24.494cm" svg:y="8.937cm">
          <text:p text:style-name="P13"><text:span text:style-name="T5">P Q register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25.765cm" svg:y1="8.62cm" svg:x2="25.447cm" svg:y2="8.937cm">
          <text:p/>
        </draw:line>
        <draw:line draw:style-name="gr32" draw:text-style-name="P8" draw:layer="layout" svg:x1="24.812cm" svg:y1="8.937cm" svg:x2="24.812cm" svg:y2="8.62cm">
          <text:p/>
        </draw:line>
        <draw:line draw:style-name="gr33" draw:text-style-name="P8" draw:layer="layout" svg:x1="24.495cm" svg:y1="8.937cm" svg:x2="23.86cm" svg:y2="8.62cm">
          <text:p/>
        </draw:line>
        <draw:custom-shape draw:style-name="gr30" draw:text-style-name="P17" draw:layer="layout" svg:width="0.953cm" svg:height="0.318cm" svg:x="22.907cm" svg:y="9.572cm">
          <text:p text:style-name="P13"><text:span text:style-name="T5">Loop 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23.86cm" svg:y1="8.62cm" svg:x2="23.86cm" svg:y2="9.572cm">
          <text:p/>
        </draw:line>
        <draw:custom-shape draw:style-name="gr36" draw:text-style-name="P16" draw:layer="layout" svg:width="0.953cm" svg:height="0.318cm" svg:x="24.494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23.542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271cm" svg:height="1.587cm" svg:x="26.717cm" svg:y="7.985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6.4cm" svg:y1="7.032cm" svg:x2="27.67cm" svg:y2="7.985cm">
          <text:p/>
        </draw:line>
        <draw:line draw:style-name="gr39" draw:text-style-name="P8" draw:layer="layout" svg:x1="26.717cm" svg:y1="7.985cm" svg:x2="26.082cm" svg:y2="7.35cm">
          <text:p/>
        </draw:line>
        <draw:custom-shape draw:style-name="gr40" draw:text-style-name="P19" draw:layer="layout" svg:width="1.27cm" svg:height="0.635cm" svg:x="26.717cm" svg:y="8.302cm">
          <text:p text:style-name="P13"><text:span text:style-name="T5">Register read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1.27cm" svg:height="0.635cm" svg:x="26.717cm" svg:y="8.937cm">
          <text:p text:style-name="P13"><text:span text:style-name="T5">Register Write</text:span>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1.277cm" svg:height="0.408cm" svg:x="26.717cm" svg:y="7.985cm">
          <draw:text-box>
            <text:p><text:span text:style-name="T4">Register File</text:span></text:p>
          </draw:text-box>
        </draw:frame>
        <draw:frame draw:style-name="gr24" draw:text-style-name="P15" draw:layer="layout" svg:width="1.175cm" svg:height="0.408cm" svg:x="23.86cm" svg:y="9.572cm">
          <draw:text-box>
            <text:p><text:span text:style-name="T4">Write Emul</text:span></text:p>
          </draw:text-box>
        </draw:frame>
        <draw:custom-shape draw:style-name="gr43" draw:text-style-name="P20" draw:layer="layout" svg:width="4.128cm" svg:height="1.27cm" svg:x="21.637cm" svg:y="10.207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1.332cm" svg:height="0.565cm" svg:x="22.05cm" svg:y="10.117cm">
          <draw:text-box>
            <text:p><text:span text:style-name="T4">D</text:span><text:span text:style-name="T4">at</text:span><text:span text:style-name="T4">a </text:span><text:span text:style-name="T4">m</text:span><text:span text:style-name="T4">e</text:span><text:span text:style-name="T4">m</text:span><text:span text:style-name="T4">or</text:span><text:span text:style-name="T4">y</text:span></text:p>
            <text:p><text:span text:style-name="T4">(</text:span><text:span text:style-name="T4">M</text:span><text:span text:style-name="T4">E</text:span><text:span text:style-name="T4">M</text:span><text:span text:style-name="T4">)</text:span></text:p>
          </draw:text-box>
        </draw:frame>
        <draw:custom-shape draw:style-name="gr45" draw:text-style-name="P20" draw:layer="layout" svg:width="0.953cm" svg:height="0.635cm" svg:x="21.637cm" svg:y="10.842cm">
          <text:p text:style-name="P13"><text:span text:style-name="T5">ScratchPad</text:span><text:span text:style-name="T5"><text:line-break/></text:span><text:span text:style-name="T5">Memory</text:span><text:span text:style-name="T5"><text:line-break/></text:span><text:span text:style-name="T5">32Kio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22.59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W – 128B l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23.542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 – 128B l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0.953cm" svg:height="0.318cm" svg:x="22.907cm" svg:y="11.477cm">
          <text:p text:style-name="P13"><text:span text:style-name="T5">Coherence</text:span></text:p>
          <draw:enhanced-geometry svg:viewBox="0 0 21600 21600" draw:type="rectangle" draw:enhanced-path="M 0 0 L 21600 0 21600 21600 0 21600 0 0 Z N"/>
        </draw:custom-shape>
        <draw:frame draw:style-name="gr47" draw:text-style-name="P15" draw:layer="layout" svg:width="1.683cm" svg:height="0.722cm" svg:x="24.177cm" svg:y="10.277cm">
          <draw:text-box>
            <text:p><text:span text:style-name="T4">Memory banks are</text:span><text:span text:style-name="T4"><text:line-break/></text:span><text:span text:style-name="T4">mapped at different</text:span><text:span text:style-name="T4"><text:line-break/></text:span><text:span text:style-name="T4">addresses</text:span></text:p>
          </draw:text-box>
        </draw:frame>
        <draw:custom-shape draw:style-name="gr48" draw:text-style-name="P20" draw:layer="layout" svg:width="2.54cm" svg:height="1.27cm" svg:x="18.78cm" svg:y="10.207cm">
          <text:p/>
          <draw:enhanced-geometry svg:viewBox="0 0 21600 21600" draw:type="rectangle" draw:enhanced-path="M 0 0 L 21600 0 21600 21600 0 21600 0 0 Z N"/>
        </draw:custom-shape>
        <draw:frame draw:style-name="gr49" draw:text-style-name="P15" draw:layer="layout" svg:width="2.585cm" svg:height="0.408cm" svg:x="18.735cm" svg:y="10.207cm">
          <draw:text-box>
            <text:p><text:span text:style-name="T4">Memory </text:span><text:span text:style-name="T4">Management </text:span><text:span text:style-name="T4">Unit (MMU)</text:span></text:p>
          </draw:text-box>
        </draw:frame>
        <draw:frame draw:style-name="gr50" draw:text-style-name="P15" draw:layer="layout" svg:width="2.005cm" svg:height="0.408cm" svg:x="18.735cm" svg:y="11.069cm">
          <draw:text-box>
            <text:p><text:span text:style-name="T4">With burst </text:span><text:span text:style-name="T4">mode support</text:span></text:p>
          </draw:text-box>
        </draw:frame>
        <draw:line draw:style-name="gr51" draw:text-style-name="P8" draw:layer="layout" svg:x1="21.637cm" svg:y1="8.62cm" svg:x2="21.637cm" svg:y2="10.207cm">
          <text:p/>
        </draw:line>
        <draw:line draw:style-name="gr52" draw:text-style-name="P8" draw:layer="layout" svg:x1="22.59cm" svg:y1="8.62cm" svg:x2="22.59cm" svg:y2="10.207cm">
          <text:p/>
        </draw:line>
        <draw:line draw:style-name="gr53" draw:text-style-name="P8" draw:layer="layout" svg:x1="21.002cm" svg:y1="8.62cm" svg:x2="20.05cm" svg:y2="10.207cm">
          <text:p/>
        </draw:line>
        <draw:custom-shape draw:style-name="gr54" draw:text-style-name="P17" draw:layer="layout" svg:width="0.953cm" svg:height="0.635cm" svg:x="19.732cm" svg:y="8.62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3.175cm" svg:height="0.635cm" svg:x="16.24cm" svg:y="8.937cm">
          <text:p text:style-name="P13"><text:span text:style-name="T5">Vector Registers</text:span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16.875cm" svg:y1="8.62cm" svg:x2="16.875cm" svg:y2="8.937cm">
          <text:p/>
        </draw:line>
        <draw:line draw:style-name="gr57" draw:text-style-name="P7" draw:layer="layout" svg:x1="18.145cm" svg:y1="8.62cm" svg:x2="18.145cm" svg:y2="8.937cm">
          <text:p/>
        </draw:line>
        <draw:line draw:style-name="gr58" draw:text-style-name="P7" draw:layer="layout" svg:x1="19.097cm" svg:y1="8.62cm" svg:x2="19.097cm" svg:y2="8.937cm">
          <text:p/>
        </draw:line>
        <draw:line draw:style-name="gr18" draw:text-style-name="P8" draw:layer="layout" svg:x1="20.685cm" svg:y1="12.112cm" svg:x2="24.177cm" svg:y2="12.112cm">
          <text:p/>
        </draw:line>
        <draw:line draw:style-name="gr59" draw:text-style-name="P7" draw:layer="layout" svg:x1="24.177cm" svg:y1="11.477cm" svg:x2="24.177cm" svg:y2="12.112cm">
          <text:p/>
        </draw:line>
        <draw:line draw:style-name="gr59" draw:text-style-name="P7" draw:layer="layout" svg:x1="22.907cm" svg:y1="11.477cm" svg:x2="22.907cm" svg:y2="12.112cm">
          <text:p/>
        </draw:line>
        <draw:line draw:style-name="gr59" draw:text-style-name="P7" draw:layer="layout" svg:x1="22.272cm" svg:y1="11.477cm" svg:x2="22.272cm" svg:y2="12.112cm">
          <text:p/>
        </draw:line>
        <draw:line draw:style-name="gr59" draw:text-style-name="P7" draw:layer="layout" svg:x1="20.685cm" svg:y1="11.477cm" svg:x2="20.685cm" svg:y2="12.112cm">
          <text:p/>
        </draw:line>
        <draw:line draw:style-name="gr60" draw:text-style-name="P7" draw:layer="layout" svg:x1="24.812cm" svg:y1="11.477cm" svg:x2="24.812cm" svg:y2="14.017cm">
          <text:p/>
        </draw:line>
        <draw:line draw:style-name="gr61" draw:text-style-name="P7" draw:layer="layout" svg:x1="25.765cm" svg:y1="14.017cm" svg:x2="24.812cm" svg:y2="14.017cm">
          <text:p/>
        </draw:line>
        <draw:line draw:style-name="gr62" draw:text-style-name="P7" draw:layer="layout" svg:x1="20.412cm" svg:y1="14.017cm" svg:x2="20.412cm" svg:y2="11.477cm">
          <text:p/>
        </draw:line>
        <draw:frame draw:style-name="gr63" draw:text-style-name="P15" draw:layer="layout" svg:width="1.543cm" svg:height="0.408cm" svg:x="20.094cm" svg:y="13.927cm">
          <draw:text-box>
            <text:p><text:span text:style-name="T4">RW </text:span><text:span text:style-name="T4">to/from </text:span><text:span text:style-name="T4">RAM</text:span></text:p>
          </draw:text-box>
        </draw:frame>
        <draw:line draw:style-name="gr62" draw:text-style-name="P7" draw:layer="layout" svg:x1="19.415cm" svg:y1="14.017cm" svg:x2="19.415cm" svg:y2="11.477cm">
          <text:p/>
        </draw:line>
        <draw:frame draw:style-name="gr65" draw:text-style-name="P15" draw:layer="layout" svg:width="1.442cm" svg:height="0.408cm" svg:x="18.608cm" svg:y="13.927cm">
          <draw:text-box>
            <text:p><text:span text:style-name="T4">To IO controller</text:span></text:p>
          </draw:text-box>
        </draw:frame>
        <draw:line draw:style-name="gr62" draw:text-style-name="P7" draw:layer="layout" svg:x1="18.78cm" svg:y1="14.017cm" svg:x2="18.78cm" svg:y2="11.477cm">
          <text:p/>
        </draw:line>
        <draw:frame draw:style-name="gr66" draw:text-style-name="P15" draw:layer="layout" svg:width="0.921cm" svg:height="0.408cm" svg:x="18.145cm" svg:y="14.017cm">
          <draw:text-box>
            <text:p><text:span text:style-name="T4">To GIF</text:span></text:p>
          </draw:text-box>
        </draw:frame>
        <draw:line draw:style-name="gr67" draw:text-style-name="P7" draw:layer="layout" svg:x1="21.955cm" svg:y1="3.54cm" svg:x2="15.922cm" svg:y2="3.54cm">
          <text:p/>
        </draw:line>
        <draw:line draw:style-name="gr18" draw:text-style-name="P8" draw:layer="layout" svg:x1="15.922cm" svg:y1="3.54cm" svg:x2="15.922cm" svg:y2="11.477cm">
          <text:p/>
        </draw:line>
        <draw:line draw:style-name="gr18" draw:text-style-name="P8" draw:layer="layout" svg:x1="18.78cm" svg:y1="11.477cm" svg:x2="15.922cm" svg:y2="11.477cm">
          <text:p/>
        </draw:line>
        <draw:frame draw:style-name="gr65" draw:text-style-name="P15" draw:layer="layout" svg:width="1.442cm" svg:height="0.408cm" svg:x="18.608cm" svg:y="13.927cm">
          <draw:text-box>
            <text:p><text:span text:style-name="T4">To IO controller</text:span></text:p>
          </draw:text-box>
        </draw:frame>
        <draw:line draw:style-name="gr62" draw:text-style-name="P7" draw:layer="layout" svg:x1="19.777cm" svg:y1="14.017cm" svg:x2="19.777cm" svg:y2="11.477cm">
          <text:p/>
        </draw:line>
        <draw:frame draw:style-name="gr68" draw:text-style-name="P15" draw:layer="layout" svg:width="2.386cm" svg:height="0.408cm" svg:x="19.459cm" svg:y="14.244cm">
          <draw:text-box>
            <text:p><text:span text:style-name="T4">RW to/from L2 </text:span><text:span text:style-name="T4">shared memory</text:span></text:p>
          </draw:text-box>
        </draw:frame>
        <draw:frame draw:style-name="gr69" draw:text-style-name="P15" draw:layer="layout" svg:width="2.2cm" svg:height="0.408cm" svg:x="25.492cm" svg:y="13.927cm">
          <draw:text-box>
            <text:p><text:span text:style-name="T4">RW to/from </text:span><text:span text:style-name="T4">L2 Thread </text:span><text:span text:style-name="T4">SPM</text:span></text:p>
          </draw:text-box>
        </draw:frame>
        <draw:custom-shape draw:style-name="gr70" draw:text-style-name="P13" draw:layer="layout" svg:width="1.588cm" svg:height="0.172cm" svg:x="12.99cm" svg:y="6.08cm">
          <text:p text:style-name="P13"><text:span text:style-name="T5">Link register </text:span><text:span text:style-name="T5">(LR)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1.588cm" svg:height="0.318cm" svg:x="12.99cm" svg:y="5.762cm">
          <text:p text:style-name="P13"><text:span text:style-name="T5">IRG register (IR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588cm" svg:height="0.317cm" svg:x="12.99cm" svg:y="5.445cm">
          <text:p text:style-name="P13"><text:span text:style-name="T5">Buffer register </text:span><text:span text:style-name="T5">(BR)</text:span></text:p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8.62cm" svg:y1="2.905cm" svg:x2="8.62cm" svg:y2="3.54cm">
          <text:p/>
        </draw:line>
        <draw:line draw:style-name="gr18" draw:text-style-name="P8" draw:layer="layout" svg:x1="8.62cm" svg:y1="2.905cm" svg:x2="13.7cm" svg:y2="2.905cm">
          <text:p/>
        </draw:line>
        <draw:line draw:style-name="gr18" draw:text-style-name="P8" draw:layer="layout" svg:x1="13.7cm" svg:y1="3.857cm" svg:x2="13.7cm" svg:y2="2.905cm">
          <text:p/>
        </draw:line>
        <draw:frame draw:style-name="gr24" draw:text-style-name="P15" draw:layer="layout" svg:width="1.531cm" svg:height="0.408cm" svg:x="12.43cm" svg:y="2.587cm">
          <draw:text-box>
            <text:p><text:span text:style-name="T4">Program counter</text:span></text:p>
          </draw:text-box>
        </draw:frame>
        <draw:custom-shape draw:style-name="gr26" draw:text-style-name="P13" draw:layer="layout" svg:width="1.588cm" svg:height="2.395cm" svg:x="26.717cm" svg:y="3.857cm">
          <text:p text:style-name="P13"><text:span text:style-name="T5">Branch Unit</text:span><text:span text:style-name="T5"><text:line-break/></text:span><text:span text:style-name="T5">(BRU)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27.294cm" svg:y1="6.397cm" svg:x2="27.294cm" svg:y2="6.08cm">
          <text:p/>
        </draw:line>
        <draw:frame draw:style-name="gr35" draw:text-style-name="P15" draw:layer="layout" svg:width="1.306cm" svg:height="0.408cm" svg:x="26.977cm" svg:y="6.307cm">
          <draw:text-box>
            <text:p><text:span text:style-name="T4">Loop register</text:span></text:p>
          </draw:text-box>
        </draw:frame>
        <draw:custom-shape draw:style-name="gr70" draw:text-style-name="P13" draw:layer="layout" svg:width="1.588cm" svg:height="0.172cm" svg:x="26.717cm" svg:y="6.08cm">
          <text:p text:style-name="P13"><text:span text:style-name="T5">Link register (LR)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1.588cm" svg:height="0.318cm" svg:x="26.717cm" svg:y="5.762cm">
          <text:p text:style-name="P13"><text:span text:style-name="T5">IRG register (IR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588cm" svg:height="0.317cm" svg:x="26.717cm" svg:y="5.445cm">
          <text:p text:style-name="P13"><text:span text:style-name="T5">Buffer register (BR)</text:span></text:p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22.347cm" svg:y1="2.905cm" svg:x2="22.347cm" svg:y2="3.54cm">
          <text:p/>
        </draw:line>
        <draw:line draw:style-name="gr18" draw:text-style-name="P8" draw:layer="layout" svg:x1="22.347cm" svg:y1="2.905cm" svg:x2="27.427cm" svg:y2="2.905cm">
          <text:p/>
        </draw:line>
        <draw:line draw:style-name="gr18" draw:text-style-name="P8" draw:layer="layout" svg:x1="27.427cm" svg:y1="3.857cm" svg:x2="27.427cm" svg:y2="2.905cm">
          <text:p/>
        </draw:line>
        <draw:frame draw:style-name="gr24" draw:text-style-name="P15" draw:layer="layout" svg:width="1.531cm" svg:height="0.408cm" svg:x="26.157cm" svg:y="2.587cm">
          <draw:text-box>
            <text:p><text:span text:style-name="T4">Program coun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00:52:31.798894684</meta:creation-date>
    <meta:generator>LibreOffice/7.1.3.2$Linux_X86_64 LibreOffice_project/47f78053abe362b9384784d31a6e56f8511eb1c1</meta:generator>
    <dc:date>2022-02-19T09:02:25.526397724</dc:date>
    <meta:editing-duration>PT1H27M20S</meta:editing-duration>
    <meta:editing-cycles>51</meta:editing-cycles>
    <meta:document-statistic meta:object-count="216"/>
  </office:meta>
</office:document-meta>
</file>